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e3d" officeooo:paragraph-rsid="0007be3d"/>
    </style:style>
    <style:style style:name="P2" style:family="paragraph" style:parent-style-name="Standard">
      <style:text-properties officeooo:rsid="00088a4b" officeooo:paragraph-rsid="00088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def struct Queuedata</text:p>
      <text:p text:style-name="P1">{</text:p>
      <text:p text:style-name="P1">struct list_head list; <text:s/>// linked list</text:p>
      <text:p text:style-name="P1">struct urb *data_urb; <text:s text:c="2"/>// queue data</text:p>
      <text:p text:style-name="P1"></text:p>
      <text:p text:style-name="P1">}QueueData;</text:p>
      <text:p text:style-name="P1"></text:p>
      <text:p text:style-name="P1">typedef struct Queue</text:p>
      <text:p text:style-name="P1">{</text:p>
      <text:p text:style-name="P1">struct list_head list; <text:s/>//linked list</text:p>
      <text:p text:style-name="P1">spinlock_t lock; <text:s text:c="7"/>// lock</text:p>
      <text:p text:style-name="P1">}Queue;</text:p>
      <text:p text:style-name="P1"></text:p>
      <text:p text:style-name="P1">int IsEmpty(Queue *newNode)</text:p>
      <text:p text:style-name="P1">{</text:p>
      <text:p text:style-name="P1"><text:s text:c="2"/>int <text:s text:c="2"/>ret;</text:p>
      <text:p text:style-name="P1"><text:s text:c="8"/>spin_lock(&amp;(newNode-&gt;lock));</text:p>
      <text:p text:style-name="P1"><text:s text:c="8"/>ret = list_empty(&amp;(newNode-&gt;list));</text:p>
      <text:p text:style-name="P1"><text:s text:c="8"/>spin_unlock(&amp;(newNode-&gt;lock));</text:p>
      <text:p text:style-name="P1"><text:s text:c="8"/>return ret;</text:p>
      <text:p text:style-name="P1">}</text:p>
      <text:p text:style-name="P1"></text:p>
      <text:p text:style-name="P1"></text:p>
      <text:p text:style-name="P1">Queue * qCreate(void)</text:p>
      <text:p text:style-name="P1">{</text:p>
      <text:p text:style-name="P1"></text:p>
      <text:p text:style-name="P1"><text:s text:c="8"/>Queue *newNode;</text:p>
      <text:p text:style-name="P1"><text:s text:c="8"/>newNode = (Queue *) Kzalloc(sizeof(Queue),GFP_ATOMIC);</text:p>
      <text:p text:style-name="P1"><text:s text:c="8"/>if(!newNode)</text:p>
      <text:p text:style-name="P1"><text:s text:c="8"/>{</text:p>
      <text:p text:style-name="P1"><text:s text:c="16"/>printk(KERN_ALERT "kzalloc fail\n");</text:p>
      <text:p text:style-name="P1"><text:s text:c="16"/>return newNode;</text:p>
      <text:p text:style-name="P1"><text:s text:c="8"/>}</text:p>
      <text:p text:style-name="P1"><text:s text:c="8"/>INIT_LIST_HEAD(&amp;(newNode-&gt;list));</text:p>
      <text:p text:style-name="P1"><text:s text:c="8"/>qflag=0;</text:p>
      <text:p text:style-name="P1"><text:s/>spin_lock_init(&amp;(newNode-&gt;lock));</text:p>
      <text:p text:style-name="P1"><text:s text:c="8"/>return newNode;</text:p>
      <text:p text:style-name="P1">}</text:p>
      <text:p text:style-name="P1"></text:p>
      <text:p text:style-name="P1">void Enqueue(Queue *newNode, struct urb *urb)</text:p>
      <text:p text:style-name="P1">{</text:p>
      <text:p text:style-name="P1"><text:s text:c="8"/>QueueData *qdata;</text:p>
      <text:p text:style-name="P1"><text:s text:c="8"/>qdata = (QueueData *) kzalloc(sizeof(QueueData),GFP_ATOMIC);</text:p>
      <text:p text:style-name="P1"><text:s text:c="8"/>if(!qdata)</text:p>
      <text:p text:style-name="P1"><text:s text:c="8"/>{</text:p>
      <text:p text:style-name="P1"><text:s text:c="16"/>printk(KERN_ALERT "Enqueue:kzalloc failed\n");</text:p>
      <text:p text:style-name="P1"><text:s text:c="16"/>return;</text:p>
      <text:p text:style-name="P1"><text:s text:c="8"/>}</text:p>
      <text:p text:style-name="P1"></text:p>
      <text:p text:style-name="P1"><text:s text:c="8"/>qdata-&gt;data_urb = urb;</text:p>
      <text:p text:style-name="P1"><text:s text:c="8"/>spin_lock(&amp;(newNode-&gt;lock));</text:p>
      <text:p text:style-name="P1"><text:s text:c="8"/>list_add_tail(&amp;(qdata-&gt;list),&amp;(newNode-&gt;list));</text:p>
      <text:p text:style-name="P1"><text:soft-page-break/><text:s text:c="8"/>spin_unlock(&amp;(newNode-&gt;lock));</text:p>
      <text:p text:style-name="P1"></text:p>
      <text:p text:style-name="P1"><text:s text:c="8"/>return;</text:p>
      <text:p text:style-name="P1"></text:p>
      <text:p text:style-name="P1">}</text:p>
      <text:p text:style-name="P1"></text:p>
      <text:p text:style-name="P2">void threadfn_Dequeue(Queue *newNode)</text:p>
      <text:p text:style-name="P2">{</text:p>
      <text:p text:style-name="P2"></text:p>
      <text:p text:style-name="P2"><text:s text:c="8"/>struct file *fp;</text:p>
      <text:p text:style-name="P2"><text:s text:c="8"/>unsigned long int actual_len=0,i=0,len=0;</text:p>
      <text:p text:style-name="P2"><text:s text:c="8"/>loff_t pos = 0 ;</text:p>
      <text:p text:style-name="P2"><text:s text:c="8"/>loff_t current_pos = 0 ;</text:p>
      <text:p text:style-name="P2"></text:p>
      <text:p text:style-name="P2"><text:s text:c="8"/>printk("\n%s: called from this LINE:%d\n", __func__,__LINE__);</text:p>
      <text:p text:style-name="P2"><text:s text:c="8"/>printk("Caller is %pS\n", __builtin_return_address(0));</text:p>
      <text:p text:style-name="P2"><text:s text:c="8"/>printk("Caller is %pS\n", __builtin_return_address(1));</text:p>
      <text:p text:style-name="P2"><text:s text:c="8"/>printk("Caller is %pS\n", __builtin_return_address(2));</text:p>
      <text:p text:style-name="P2"></text:p>
      <text:p text:style-name="P2"><text:s text:c="8"/>fp = filp_open("/home/naveen/sample.yuv", O_WRONLY | O_CREAT | O_APPEND , 0664);</text:p>
      <text:p text:style-name="P2"><text:s text:c="8"/>if(fp == NULL)</text:p>
      <text:p text:style-name="P2"><text:s text:c="16"/>printk(KERN_ALERT "filp_open error!!.\n");</text:p>
      <text:p text:style-name="P2"></text:p>
      <text:p text:style-name="P2"><text:s text:c="8"/>set_current_state(TASK_UNINTERRUPTIBLE);/* changes the state of the currently executing </text:p>
      <text:p text:style-name="P2"><text:s text:c="49"/>*process from TASK_RUNNING to TASK_INTERRUPTIBLE*/</text:p>
      <text:p text:style-name="P2"><text:s text:c="8"/>while (!kthread_should_stop()) {/*The thread cannot exit until the </text:p>
      <text:p text:style-name="P2"><text:s text:c="41"/>*kthread_should_stop() function returns 1*/</text:p>
      <text:p text:style-name="P2"><text:s text:c="16"/>wait_event_interruptible(wq, flag == 1);</text:p>
      <text:p text:style-name="P2"><text:s text:c="16"/>while(1){</text:p>
      <text:p text:style-name="P2"><text:s text:c="24"/>QueueData *qdata;</text:p>
      <text:p text:style-name="P2">// <text:s text:c="21"/>void *data_urb;</text:p>
      <text:p text:style-name="P2"></text:p>
      <text:p text:style-name="P2"><text:s text:c="24"/>if(IsEmpty(newNode))</text:p>
      <text:p text:style-name="P2"><text:s text:c="24"/>{</text:p>
      <text:p text:style-name="P2"><text:s text:c="32"/>return NULL;</text:p>
      <text:p text:style-name="P2"><text:s text:c="24"/>}</text:p>
      <text:p text:style-name="P2"></text:p>
      <text:p text:style-name="P2"><text:s text:c="24"/>spin_lock(&amp;(newNode-&gt;lock));</text:p>
      <text:p text:style-name="P2"><text:s text:c="24"/>qdata = list_first_entry(&amp;(newNode-&gt;list),QueueData,list);</text:p>
      <text:p text:style-name="P2"></text:p>
      <text:p text:style-name="P2"><text:s text:c="24"/>printk("\n%s: called from this LINE:%d\n", __func__,__LINE__);</text:p>
      <text:p text:style-name="P2"><text:s text:c="24"/>npkt = qdata-&gt;data_urb-&gt;number_of_packets;</text:p>
      <text:p text:style-name="P2"><text:s text:c="24"/>for(i=0 ; i &lt; npkt ; i++)</text:p>
      <text:p text:style-name="P2"><text:s/>{</text:p>
      <text:p text:style-name="P2"><text:s text:c="32"/>unsigned long int atemp=0,temp_len=1024;</text:p>
      <text:p text:style-name="P2"><text:s text:c="32"/>actual_len = qdata-&gt;dp_urb-&gt;iso_frame_desc[i].actual_length;</text:p>
      <text:p text:style-name="P2"><text:s text:c="32"/>current_pos = qdata-&gt;dp_urb-&gt;iso_frame_desc[i].offset;</text:p>
      <text:p text:style-name="P2"><text:s text:c="32"/>printk("\n%s: called from this LINE:%d\n", __func__,__LINE__);</text:p>
      <text:p text:style-name="P2"></text:p>
      <text:p text:style-name="P2"><text:s text:c="32"/>while((actual_len &lt;=temp_len) || (temp_len != 0)){</text:p>
      <text:p text:style-name="P2"><text:s text:c="40"/>len = vfs_write(fp, qdata-&gt;dp_urb-&gt;transfer_buffer+current_pos, <text:soft-page-break/>temp_len, &amp;fp-&gt;f_pos);</text:p>
      <text:p text:style-name="P2"><text:s text:c="40"/>if (len &lt; 0) {</text:p>
      <text:p text:style-name="P2"><text:s text:c="48"/>printk(KERN_ERR "vfs_write failed\n");</text:p>
      <text:p text:style-name="P2"><text:s text:c="48"/>break;</text:p>
      <text:p text:style-name="P2"><text:s text:c="40"/>}</text:p>
      <text:p text:style-name="P2"><text:s text:c="40"/>atemp = actual_len - temp_len;</text:p>
      <text:p text:style-name="P2"><text:s text:c="40"/>if(atemp &lt; temp_len)</text:p>
      <text:p text:style-name="P2"><text:s text:c="48"/>temp_len = atemp;</text:p>
      <text:p text:style-name="P2"><text:s text:c="40"/>pos = pos + len;</text:p>
      <text:p text:style-name="P2"><text:s text:c="32"/>}</text:p>
      <text:p text:style-name="P2"><text:s text:c="24"/>}</text:p>
      <text:p text:style-name="P2"><text:s text:c="16"/>list_del(&amp;(qdata-&gt;list));</text:p>
      <text:p text:style-name="P2"><text:s text:c="16"/>kfree((void*)qdata);</text:p>
      <text:p text:style-name="P2"><text:s text:c="16"/>spin_unlock(&amp;(newNode-&gt;lock));</text:p>
      <text:p text:style-name="P2"><text:s text:c="16"/>}</text:p>
      <text:p text:style-name="P2"><text:s text:c="16"/>flag = 0;</text:p>
      <text:p text:style-name="P2"><text:s text:c="8"/>}</text:p>
      <text:p text:style-name="P2"><text:s text:c="8"/>/* Wait for kthread_stop */</text:p>
      <text:p text:style-name="P2"><text:s text:c="8"/>printk("%s: called from this LINE:%d\n", __func__,__LINE__);</text:p>
      <text:p text:style-name="P2"></text:p>
      <text:p text:style-name="P2"></text:p>
      <text:p text:style-name="P2"><text:s text:c="8"/>__set_current_state(TASK_RUNNING);/*The thread sleeps while waiting for the function to return 0. */</text:p>
      <text:p text:style-name="P2"><text:s text:c="8"/>return 0;</text:p>
      <text:p text:style-name="P2">}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59:41.239395571</meta:creation-date>
    <dc:date>2018-02-01T10:15:56.845298647</dc:date>
    <meta:editing-duration>PT1M5S</meta:editing-duration>
    <meta:editing-cycles>1</meta:editing-cycles>
    <meta:document-statistic meta:table-count="0" meta:image-count="0" meta:object-count="0" meta:page-count="3" meta:paragraph-count="126" meta:word-count="305" meta:character-count="4371" meta:non-whitespace-character-count="2563"/>
    <meta:generator>LibreOffice/4.2.8.2$Linux_X86_64 LibreOffice_project/420m0$Build-2</meta:generator>
  </office:meta>
</office:document-meta>
</file>